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1.856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min-width="1.581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min-width="2.525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min-width="1.42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508cm" fo:min-width="0.476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0.544cm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language="en" fo:country="US" fo:font-style="italic" style:font-size-asian="12pt" style:font-style-asian="italic" style:font-size-complex="12pt" style:font-style-complex="italic"/>
    </style:style>
    <style:style style:name="T4" style:family="text">
      <style:text-properties fo:color="#99cc00" fo:font-size="12pt" fo:language="en" fo:country="US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moder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modern" style:font-pitch="variable" fo:color="#99cc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7.69cm" svg:height="4.621cm" svg:x="1.993cm" svg:y="2.06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3" draw:layer="layout" svg:width="2.356cm" svg:height="0.937cm" svg:x="4.721cm" svg:y="1.032cm">
            <text:p text:style-name="P2"><text:span text:style-name="T1">“</text:span><text:span text:style-name="T1">World”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6.42cm" svg:height="3.686cm" svg:x="2.628cm" svg:y="2.50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3" draw:layer="layout" svg:width="2.081cm" svg:height="0.768cm" svg:x="4.863cm" svg:y="6.001cm">
            <text:p text:style-name="P2"><text:span text:style-name="T2">Isol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439cm" svg:height="2.187cm" svg:x="4.233cm" svg:y="3.23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3" draw:layer="layout" svg:width="3.025cm" svg:height="0.768cm" svg:x="4.42cm" svg:y="2.579cm">
            <text:p text:style-name="P2"><text:span text:style-name="T2">Surrounding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92cm" svg:height="0.768cm" svg:x="5.036cm" svg:y="3.938cm">
            <text:p text:style-name="P2"><text:span text:style-name="T2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005cm" svg:height="0.405cm" svg:x="7.108cm" svg:y="4.13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" draw:layer="layout" svg:width="1.006cm" svg:height="0.406cm" svg:x="3.774cm" svg:y="4.16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3" draw:layer="layout" svg:width="0.976cm" svg:height="0.768cm" svg:x="3.822cm" svg:y="3.602cm">
            <text:p text:style-name="P2"><text:span text:style-name="T3">dq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044cm" svg:height="0.768cm" svg:x="7.069cm" svg:y="3.567cm">
            <text:p text:style-name="P2"><text:span text:style-name="T4">dw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9T08:30:55</meta:creation-date>
    <dc:creator>Jussi Eloranta</dc:creator>
    <dc:date>2008-05-09T08:31:40</dc:date>
    <meta:editing-cycles>1</meta:editing-cycles>
    <meta:editing-duration>PT4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